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694" officeooo:paragraph-rsid="0015f69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f694" officeooo:paragraph-rsid="0015f694" style:font-weight-asian="bold" style:font-weight-complex="bold"/>
    </style:style>
    <style:style style:name="P3" style:family="paragraph" style:parent-style-name="Standard">
      <style:text-properties officeooo:paragraph-rsid="0015f694"/>
    </style:style>
    <style:style style:name="P4" style:family="paragraph" style:parent-style-name="Standard" style:list-style-name="Numbering_20_abc">
      <style:text-properties officeooo:paragraph-rsid="0015f694"/>
    </style:style>
    <style:style style:name="P5" style:family="paragraph" style:parent-style-name="Standard" style:list-style-name="Numbering_20_abc">
      <style:text-properties officeooo:paragraph-rsid="0016e4ce"/>
    </style:style>
    <style:style style:name="T1" style:family="text">
      <style:text-properties officeooo:rsid="0015f694"/>
    </style:style>
    <style:style style:name="T2" style:family="text">
      <style:text-properties fo:font-weight="bold" officeooo:rsid="0015f694" style:font-weight-asian="bold" style:font-weight-complex="bold"/>
    </style:style>
    <style:style style:name="T3" style:family="text">
      <style:text-properties fo:font-weight="normal" officeooo:rsid="0015f694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each Section, choose only 1 question</text:p>
      <text:p text:style-name="P1">Section A</text:p>
      <text:list xml:id="list1454362004" text:style-name="Numbering_20_abc">
        <text:list-item>
          <text:p text:style-name="P4"><text:span text:style-name="T3">Given two sorted stacks stack1 and stack2, implement a function mergeStacks that merges the content of stack1 and stack2 in a new stack result_stack in such a way that the result stack is also sorted (either descendinly or ascendingly).</text:span></text:p>
        </text:list-item>
        <text:list-item>
          <text:p text:style-name="P4"><text:span text:style-name="T3">Given two stacks stack1 and stack2, write a function isSimilar that checks whether the two stack are exactly similar and returns true if it is the case; otherwise, it return false.</text:span></text:p>
        </text:list-item>
      </text:list>
      <text:p text:style-name="P3"><text:span text:style-name="T2">Section B</text:span></text:p>
      <text:list xml:id="list152527234943219" text:continue-list="list1454362004" text:style-name="Numbering_20_abc">
        <text:list-item text:start-value="1">
          <text:p text:style-name="P4"><text:span text:style-name="T1">Assume a linked list that holds integers. Suppose that you want to count how many positive values are on the list. Write a function countPositive that returns the count of values.</text:span></text:p>
        </text:list-item>
        <text:list-item>
          <text:p text:style-name="P4"><text:span text:style-name="T1">Assume a linked list that holds at least 2 integers. Suppose that you want to insert a new node in the end of the list ONLY if its value is greater than the value of the last node of the list. Write a function insertWithCondition that performs the insertions. </text:span></text:p>
        </text:list-item>
      </text:list>
      <text:p text:style-name="P1">Section C</text:p>
      <text:list xml:id="list152528388833271" text:continue-list="list152527234943219" text:style-name="Numbering_20_abc">
        <text:list-item text:start-value="1">
          <text:p text:style-name="P4"><text:span text:style-name="T3">Write a method trim that could be added to the IntTree class from lecture and section. The method accepts minimum/maximum integers as parameters and removes from the tree any elements that are not in that range, inclusive. For this method, assume that your tree is a binary search tree (BST) and that its elements are in valid BST order. Your method should maintain the BST ordering property of the tree. </text:span></text:p>
        </text:list-item>
        <text:list-item>
          <text:p text:style-name="P4"><text:span text:style-name="T3">Write a method nodesAtLevels that could be added to the IntTree class from lecture and section. The method accepts minimum and maximum integers as parameters and returns a count of how many elements exist in the tree at those levels, inclusive. Recall that the root of a tree is at level 1, its children are at level 2, their children at level 3, and so on.</text:span></text:p>
        </text:list-item>
      </text:list>
      <text:p text:style-name="P1">Section D</text:p>
      <text:list xml:id="list152528586542331" text:continue-list="list152528388833271" text:style-name="Numbering_20_abc">
        <text:list-item text:start-value="1">
          <text:p text:style-name="P5"><text:span text:style-name="T3">Write a program to implement a sort technique that works on the principle of divide and conquer strategy.</text:span></text:p>
        </text:list-item>
        <text:list-item>
          <text:p text:style-name="P5"><text:span text:style-name="T3">Write a program to implement partition-exchange sor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4:46:31.096013803</meta:creation-date>
    <dc:date>2025-01-24T15:25:26.558743142</dc:date>
    <meta:editing-duration>PT23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34" meta:character-count="1866" meta:non-whitespace-character-count="1551"/>
  </office:meta>
</office:document-meta>
</file>